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宋体" svg:font-family="宋体"/>
    <style:font-face style:name="黑体" svg:font-family="黑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Standard">
      <style:text-properties fo:font-weight="bold" officeooo:rsid="000c2756" officeooo:paragraph-rsid="000c2756" style:language-asian="zh" style:country-asian="CN" style:font-weight-asian="bold" style:font-weight-complex="bold"/>
    </style:style>
    <style:style style:name="P2" style:family="paragraph" style:parent-style-name="Standard">
      <style:text-properties fo:font-weight="normal" officeooo:rsid="000c2756" officeooo:paragraph-rsid="000c2756" style:language-asian="zh" style:country-asian="CN" style:font-weight-asian="normal" style:font-weight-complex="normal"/>
    </style:style>
    <style:style style:name="P3" style:family="paragraph" style:parent-style-name="Standard">
      <style:text-properties fo:font-weight="normal" officeooo:rsid="000c83ed" officeooo:paragraph-rsid="000df969" style:language-asian="zh" style:country-asian="CN" style:font-weight-asian="normal" style:font-weight-complex="normal"/>
    </style:style>
    <style:style style:name="P4" style:family="paragraph" style:parent-style-name="Standard">
      <style:text-properties officeooo:rsid="000c2756" officeooo:paragraph-rsid="000c2756"/>
    </style:style>
    <style:style style:name="P5" style:family="paragraph" style:parent-style-name="Standard">
      <style:text-properties fo:font-size="14pt" fo:font-weight="bold" officeooo:rsid="0011174f" officeooo:paragraph-rsid="0011174f" style:font-size-asian="14pt" style:language-asian="zh" style:country-asian="CN" style:font-weight-asian="bold" style:font-size-complex="14pt" style:font-weight-complex="bold"/>
    </style:style>
    <style:style style:name="P6" style:family="paragraph" style:parent-style-name="Standard">
      <style:text-properties fo:font-size="13.6999998092651pt" fo:font-weight="normal" officeooo:rsid="0011174f" officeooo:paragraph-rsid="0011174f" style:font-size-asian="12pt" style:language-asian="zh" style:country-asian="CN" style:font-weight-asian="normal" style:font-size-complex="13.6999998092651pt" style:font-weight-complex="normal"/>
    </style:style>
    <style:style style:name="P7" style:family="paragraph" style:parent-style-name="Standard">
      <style:text-properties fo:font-size="13.6999998092651pt" fo:font-weight="normal" officeooo:rsid="0011174f" officeooo:paragraph-rsid="0011174f" style:font-size-asian="12pt" style:language-asian="zh" style:country-asian="CN" style:font-weight-asian="normal" style:font-size-complex="13.6999998092651pt" style:font-weight-complex="normal"/>
    </style:style>
    <style:style style:name="P8" style:family="paragraph" style:parent-style-name="Standard">
      <style:text-properties fo:font-size="13.6999998092651pt" fo:font-weight="normal" officeooo:rsid="00126f69" officeooo:paragraph-rsid="00126f69" style:font-size-asian="12pt" style:language-asian="zh" style:country-asian="CN" style:font-weight-asian="normal" style:font-size-complex="13.6999998092651pt" style:font-weight-complex="normal"/>
    </style:style>
    <style:style style:name="P9" style:family="paragraph" style:parent-style-name="Standard">
      <style:text-properties fo:font-size="13.6999998092651pt" fo:font-weight="normal" officeooo:rsid="00131127" officeooo:paragraph-rsid="00131127" style:font-size-asian="12pt" style:language-asian="zh" style:country-asian="CN" style:font-weight-asian="normal" style:font-size-complex="13.6999998092651pt" style:font-weight-complex="normal"/>
    </style:style>
    <style:style style:name="P10" style:family="paragraph" style:parent-style-name="Standard">
      <style:text-properties fo:font-size="13.6999998092651pt" fo:font-weight="bold" officeooo:rsid="00126f69" officeooo:paragraph-rsid="00126f69" style:font-size-asian="12pt" style:language-asian="zh" style:country-asian="CN" style:font-weight-asian="bold" style:font-size-complex="13.6999998092651pt" style:font-weight-complex="bold"/>
    </style:style>
    <style:style style:name="P11" style:family="paragraph" style:parent-style-name="Standard">
      <style:text-properties fo:font-size="15pt" fo:font-weight="bold" officeooo:rsid="00133b4b" officeooo:paragraph-rsid="00133b4b" style:font-size-asian="15pt" style:language-asian="zh" style:country-asian="CN" style:font-weight-asian="bold" style:font-size-complex="15pt" style:font-weight-complex="bold"/>
    </style:style>
    <style:style style:name="P12" style:family="paragraph" style:parent-style-name="Standard">
      <style:text-properties fo:font-size="15pt" fo:font-weight="bold" officeooo:rsid="001678b2" officeooo:paragraph-rsid="001678b2" style:font-size-asian="15pt" style:language-asian="zh" style:country-asian="CN" style:font-weight-asian="bold" style:font-size-complex="15pt" style:font-weight-complex="bold"/>
    </style:style>
    <style:style style:name="P13" style:family="paragraph" style:parent-style-name="Standard">
      <style:text-properties fo:color="#ff0000" fo:font-size="13.6999998092651pt" fo:font-weight="normal" officeooo:rsid="00126f69" officeooo:paragraph-rsid="00126f69" style:font-size-asian="12pt" style:language-asian="zh" style:country-asian="CN" style:font-weight-asian="normal" style:font-size-complex="13.6999998092651pt" style:font-weight-complex="normal"/>
    </style:style>
    <style:style style:name="P14" style:family="paragraph" style:parent-style-name="Text_20_body">
      <style:text-properties style:font-name-asian="宋体" style:font-size-asian="10.5pt"/>
    </style:style>
    <style:style style:name="P15" style:family="paragraph" style:parent-style-name="Text_20_body">
      <style:text-properties officeooo:paragraph-rsid="0018f602" style:font-name-asian="宋体" style:font-size-asian="10.5pt"/>
    </style:style>
    <style:style style:name="P16" style:family="paragraph" style:parent-style-name="Text_20_body">
      <style:text-properties fo:font-size="15pt" fo:font-weight="bold" officeooo:rsid="001678b2" officeooo:paragraph-rsid="0018f602" style:font-size-asian="15pt" style:language-asian="zh" style:country-asian="CN" style:font-weight-asian="bold" style:font-size-complex="15pt" style:font-weight-complex="bold"/>
    </style:style>
    <style:style style:name="P17" style:family="paragraph" style:parent-style-name="Text_20_body">
      <style:text-properties fo:font-size="15pt" fo:font-weight="bold" officeooo:rsid="0018f602" officeooo:paragraph-rsid="0018f602" style:font-size-asian="15pt" style:language-asian="zh" style:country-asian="CN" style:font-weight-asian="bold" style:font-size-complex="15pt" style:font-weight-complex="bold"/>
    </style:style>
    <style:style style:name="P18" style:family="paragraph" style:parent-style-name="Text_20_body">
      <style:text-properties fo:font-size="15pt" fo:font-weight="bold" officeooo:rsid="00133b4b" officeooo:paragraph-rsid="00133b4b" style:font-name-asian="宋体" style:font-size-asian="10.5pt" style:language-asian="zh" style:country-asian="CN" style:font-weight-asian="bold" style:font-size-complex="15pt" style:font-weight-complex="bold"/>
    </style:style>
    <style:style style:name="P19" style:family="paragraph" style:parent-style-name="Text_20_body">
      <style:text-properties fo:font-size="15pt" fo:font-weight="bold" officeooo:rsid="00133b4b" officeooo:paragraph-rsid="00133b4b" style:font-size-asian="10.5pt" style:language-asian="zh" style:country-asian="CN" style:font-weight-asian="bold" style:font-size-complex="15pt" style:font-weight-complex="bold"/>
    </style:style>
    <style:style style:name="P20" style:family="paragraph" style:parent-style-name="Text_20_body">
      <style:text-properties fo:font-size="15pt" fo:font-weight="bold" officeooo:rsid="00133b4b" officeooo:paragraph-rsid="0018f602" style:font-size-asian="10.5pt" style:language-asian="zh" style:country-asian="CN" style:font-weight-asian="bold" style:font-size-complex="15pt" style:font-weight-complex="bold"/>
    </style:style>
    <style:style style:name="P21" style:family="paragraph" style:parent-style-name="Text_20_body">
      <style:text-properties officeooo:rsid="001678b2" officeooo:paragraph-rsid="001678b2" style:language-asian="zh" style:country-asian="CN"/>
    </style:style>
    <style:style style:name="P22" style:family="paragraph" style:parent-style-name="Text_20_body">
      <style:text-properties officeooo:paragraph-rsid="0018f602"/>
    </style:style>
    <style:style style:name="P23" style:family="paragraph" style:parent-style-name="Text_20_body">
      <style:text-properties fo:color="#ff0000" officeooo:rsid="001bde96" officeooo:paragraph-rsid="001bde96" style:language-asian="zh" style:country-asian="CN"/>
    </style:style>
    <style:style style:name="P24" style:family="paragraph" style:parent-style-name="Text_20_body">
      <style:paragraph-properties fo:margin-left="1.111cm" fo:margin-right="0cm" fo:text-indent="-0.37cm" style:auto-text-indent="false"/>
      <style:text-properties officeooo:paragraph-rsid="001622d9"/>
    </style:style>
    <style:style style:name="P25" style:family="paragraph" style:parent-style-name="Text_20_body">
      <style:paragraph-properties fo:margin-left="0cm" fo:margin-right="0cm" fo:text-indent="0cm" style:auto-text-indent="false"/>
      <style:text-properties officeooo:paragraph-rsid="001622d9"/>
    </style:style>
    <style:style style:name="P26" style:family="paragraph" style:parent-style-name="Text_20_body">
      <style:paragraph-properties fo:margin-left="0cm" fo:margin-right="0cm" fo:text-indent="0cm" style:auto-text-indent="false"/>
      <style:text-properties fo:font-weight="normal" officeooo:paragraph-rsid="001622d9" style:font-name-asian="宋体" style:font-size-asian="10.5pt" style:font-weight-asian="normal" style:font-weight-complex="normal"/>
    </style:style>
    <style:style style:name="P27" style:family="paragraph" style:parent-style-name="Text_20_body">
      <style:paragraph-properties fo:margin-left="0cm" fo:margin-right="0cm" fo:text-indent="0cm" style:auto-text-indent="false"/>
      <style:text-properties fo:font-weight="normal" officeooo:paragraph-rsid="0018f602" style:font-name-asian="宋体" style:font-size-asian="10.5pt" style:font-weight-asian="normal" style:font-weight-complex="normal"/>
    </style:style>
    <style:style style:name="P28" style:family="paragraph" style:parent-style-name="Text_20_body">
      <style:paragraph-properties fo:margin-left="0cm" fo:margin-right="0cm" fo:text-indent="0cm" style:auto-text-indent="false"/>
      <style:text-properties officeooo:paragraph-rsid="0018f602"/>
    </style:style>
    <style:style style:name="P29" style:family="paragraph" style:parent-style-name="Heading_20_2">
      <style:text-properties fo:font-size="15pt" fo:font-weight="bold" officeooo:rsid="001678b2" officeooo:paragraph-rsid="001678b2" style:font-size-asian="15pt" style:language-asian="zh" style:country-asian="CN" style:font-weight-asian="bold" style:font-size-complex="15pt" style:font-weight-complex="bold"/>
    </style:style>
    <style:style style:name="T1" style:family="text">
      <style:text-properties fo:font-weight="normal" style:language-asian="zh" style:country-asian="CN" style:font-weight-asian="normal" style:font-weight-complex="normal"/>
    </style:style>
    <style:style style:name="T2" style:family="text">
      <style:text-properties fo:font-weight="normal" officeooo:rsid="000c83ed" style:language-asian="zh" style:country-asian="CN" style:font-weight-asian="normal" style:font-weight-complex="normal"/>
    </style:style>
    <style:style style:name="T3" style:family="text">
      <style:text-properties fo:font-size="13.6999998092651pt" style:font-size-asian="12pt" style:font-size-complex="13.6999998092651pt"/>
    </style:style>
    <style:style style:name="T4" style:family="text">
      <style:text-properties fo:font-size="13.6999998092651pt" fo:font-weight="normal" style:font-size-asian="12pt" style:font-weight-asian="normal" style:font-size-complex="13.6999998092651pt" style:font-weight-complex="normal"/>
    </style:style>
    <style:style style:name="T5" style:family="text">
      <style:text-properties fo:font-size="13.6999998092651pt" fo:font-weight="normal" style:font-name-asian="宋体" style:font-size-asian="12pt" style:font-weight-asian="normal" style:font-size-complex="13.6999998092651pt" style:font-weight-complex="normal"/>
    </style:style>
    <style:style style:name="T6" style:family="text">
      <style:text-properties fo:font-size="13.6999998092651pt" fo:font-weight="normal" style:font-name-asian="宋体" style:font-size-asian="10.5pt" style:font-weight-asian="normal" style:font-size-complex="13.6999998092651pt" style:font-weight-complex="normal"/>
    </style:style>
    <style:style style:name="T7" style:family="text">
      <style:text-properties fo:font-size="13.6999998092651pt" fo:font-weight="normal" style:font-name-asian="黑体" style:font-size-asian="16pt" style:font-size-complex="13.6999998092651pt" style:font-weight-complex="normal"/>
    </style:style>
    <style:style style:name="T8" style:family="text">
      <style:text-properties style:font-name-asian="宋体" style:font-size-asian="10.5pt"/>
    </style:style>
    <style:style style:name="T9" style:family="text">
      <style:text-properties officeooo:rsid="001622d9" style:font-name-asian="宋体" style:font-size-asian="10.5pt" style:language-asian="zh" style:country-asian="CN"/>
    </style:style>
    <style:style style:name="T10" style:family="text">
      <style:text-properties style:font-name-asian="宋体" style:font-size-asian="10.5pt" style:font-weight-asian="bold"/>
    </style:style>
    <style:style style:name="T11" style:family="text">
      <style:text-properties fo:font-size="10.5pt"/>
    </style:style>
    <style:style style:name="T12" style:family="text">
      <style:text-properties fo:font-size="10.5pt" fo:font-weight="bold" officeooo:rsid="001622d9" style:font-name-asian="宋体" style:font-size-asian="10.5pt" style:language-asian="zh" style:country-asian="CN" style:font-weight-asian="bold" style:font-weight-complex="bold"/>
    </style:style>
    <style:style style:name="T13" style:family="text">
      <style:text-properties fo:font-size="10.5pt" fo:font-weight="normal" style:font-size-asian="12pt" style:font-weight-asian="normal" style:font-size-complex="13.6999998092651pt" style:font-weight-complex="normal"/>
    </style:style>
    <style:style style:name="T14" style:family="text">
      <style:text-properties style:font-name="Times New Roman1" fo:font-size="10.5pt"/>
    </style:style>
    <style:style style:name="T15" style:family="text">
      <style:text-properties style:font-name="Times New Roman1" fo:font-size="10.5pt" fo:font-weight="normal" style:font-size-asian="12pt" style:font-weight-asian="normal" style:font-size-complex="13.6999998092651pt" style:font-weight-complex="normal"/>
    </style:style>
    <style:style style:name="T16" style:family="text">
      <style:text-properties fo:font-weight="bold" officeooo:rsid="001622d9" style:font-name-asian="宋体" style:font-size-asian="10.5pt" style:language-asian="zh" style:country-asian="CN" style:font-weight-asian="bold" style:font-weight-complex="bold"/>
    </style:style>
    <style:style style:name="T17" style:family="text">
      <style:text-properties fo:font-weight="bold" officeooo:rsid="001622d9" style:language-asian="zh" style:country-asian="CN" style:font-weight-asian="bold" style:font-weight-complex="bold"/>
    </style:style>
    <style:style style:name="T18" style:family="text">
      <style:text-properties officeooo:rsid="001622d9" style:language-asian="zh" style:country-asian="CN"/>
    </style:style>
    <style:style style:name="T19" style:family="text">
      <style:text-properties fo:color="#ff0000" fo:font-weight="normal" style:language-asian="zh" style:country-asian="CN" style:font-weight-asian="normal" style:font-weight-complex="normal"/>
    </style:style>
    <style:style style:name="T20" style:family="text">
      <style:text-properties fo:color="#ff0000" fo:font-weight="normal" officeooo:rsid="000c83ed" style:language-asian="zh" style:country-asian="CN"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内部类的简单使用</text:p>
      <text:p text:style-name="P2">类内部的类就是内部类</text:p>
      <text:p text:style-name="P2">位置：把一个类定义到另一个类中，那么内部的类就是内部类，</text:p>
      <text:p text:style-name="P2">注意：内部类不能直接创建</text:p>
      <text:p text:style-name="P2">创建内部类的语法：</text:p>
      <text:p text:style-name="P4"><text:span text:style-name="T1"><text:s text:c="6"/></text:span><text:span text:style-name="T19">外部类.内部类 变量名=new 外部类对象</text:span><text:span text:style-name="T20">（）</text:span><text:span text:style-name="T19">.new内部类对象</text:span><text:span text:style-name="T20">（）</text:span></text:p>
      <text:p text:style-name="P3">class OuterDemo</text:p>
      <text:p text:style-name="P3">{</text:p>
      <text:p text:style-name="P3"><text:tab/>public static void main(String[] args){</text:p>
      <text:p text:style-name="P3"><text:tab/><text:tab/>Outer.Inner t=new Outer().new Inner();</text:p>
      <text:p text:style-name="P3"><text:tab/><text:tab/>//给内部类的属性赋值</text:p>
      <text:p text:style-name="P3"><text:tab/><text:tab/>t.a=2;</text:p>
      <text:p text:style-name="P3"><text:tab/><text:tab/>//调用内部类的方法</text:p>
      <text:p text:style-name="P3"><text:tab/><text:tab/>t.print();</text:p>
      <text:p text:style-name="P3">}</text:p>
      <text:p text:style-name="P3">}</text:p>
      <text:p text:style-name="P2">内部类的外部类的方法如果想要访问内部类的方法，必须创建内部类的对象，根据内部类的对象访问。</text:p>
      <text:p text:style-name="P5">私有内部类</text:p>
      <text:p text:style-name="P6">私有内部类的类的访问要在该内部类上级（方法里）创建对象进行访问。</text:p>
      <text:p text:style-name="P6">//外部的类的权限修饰只能是public或者默认</text:p>
      <text:p text:style-name="P6">class MySupper</text:p>
      <text:p text:style-name="P6">{</text:p>
      <text:p text:style-name="P6"><text:tab/>String greens;</text:p>
      <text:p text:style-name="P6">//内部类可以是private，定义了个私有内部类</text:p>
      <text:p text:style-name="P6"><text:tab/>private class Wine</text:p>
      <text:p text:style-name="P6"><text:tab/>{</text:p>
      <text:p text:style-name="P6"><text:tab/><text:tab/>String greens;</text:p>
      <text:p text:style-name="P6"><text:tab/><text:tab/>public void eat(){</text:p>
      <text:p text:style-name="P6"><text:s text:c="9"/>System.out.println(greens);</text:p>
      <text:p text:style-name="P6"><text:tab/><text:tab/>}</text:p>
      <text:p text:style-name="P6"><text:tab/><text:tab/>}</text:p>
      <text:p text:style-name="P6"><text:s text:c="4"/>public void drink(){</text:p>
      <text:p text:style-name="P6"><text:tab/><text:tab/>//创建私有内部类</text:p>
      <text:p text:style-name="P6"><text:s text:c="8"/>Wine w=new Wine();</text:p>
      <text:p text:style-name="P6"><text:tab/><text:tab/>w.greens="鸡腿";</text:p>
      <text:p text:style-name="P6"><text:tab/><text:tab/>w.eat();</text:p>
      <text:p text:style-name="P6"><text:tab/>}</text:p>
      <text:p text:style-name="P6"><text:tab/></text:p>
      <text:p text:style-name="P6">}</text:p>
      <text:p text:style-name="P6">class Supper</text:p>
      <text:p text:style-name="P6">{</text:p>
      <text:p text:style-name="P6"><text:tab/>public static void main(String[] args){</text:p>
      <text:p text:style-name="P6"><text:tab/><text:tab/>//私有内部类不能在外部创建，只能在该类上级类创建</text:p>
      <text:p text:style-name="P6"><text:s text:c="5"/>MySupper ms=new MySupper();</text:p>
      <text:p text:style-name="P6"><text:tab/> ms.drink();</text:p>
      <text:p text:style-name="P6"><text:tab/>}</text:p>
      <text:p text:style-name="P6">}</text:p>
      <text:p text:style-name="P10"><text:soft-page-break/>静态内部类</text:p>
      <text:p text:style-name="P8">静态内部类的创建语法：</text:p>
      <text:p text:style-name="P13">外部类名.内部类名 变量名=new 外部类名.内部类对象（）；</text:p>
      <text:p text:style-name="P9">class MySupper</text:p>
      <text:p text:style-name="P9">{</text:p>
      <text:p text:style-name="P9"><text:tab/>private static String greens;</text:p>
      <text:p text:style-name="P9"><text:tab/>//内部类可以是static，定义了一个静态内部类,静态内部类只能访问它的外部类的静态属性</text:p>
      <text:p text:style-name="P9"><text:tab/>static class Wine</text:p>
      <text:p text:style-name="P9"><text:tab/>{</text:p>
      <text:p text:style-name="P9"><text:tab/><text:tab/>String name;</text:p>
      <text:p text:style-name="P9"><text:tab/><text:tab/>public void eat(){</text:p>
      <text:p text:style-name="P9"><text:tab/><text:tab/><text:tab/>System.out.println("正在吃鸡腿"+name);</text:p>
      <text:p text:style-name="P9"><text:tab/><text:tab/>}</text:p>
      <text:p text:style-name="P9"><text:tab/><text:tab/>public static void eat1(){</text:p>
      <text:p text:style-name="P9"><text:tab/><text:tab/><text:tab/>//外部类的类static属性可以在内部类中访问</text:p>
      <text:p text:style-name="P9"><text:tab/><text:tab/><text:tab/>System.out.println("正在吃鱼"+greens);</text:p>
      <text:p text:style-name="P9"><text:tab/><text:tab/>} </text:p>
      <text:p text:style-name="P9"><text:tab/>}</text:p>
      <text:p text:style-name="P9"><text:tab/><text:tab/>public void drink(){</text:p>
      <text:p text:style-name="P9"><text:s text:c="10"/>Wine mn=new Wine();</text:p>
      <text:p text:style-name="P9"><text:tab/><text:tab/> <text:s/>mn.eat();</text:p>
      <text:p text:style-name="P9"><text:tab/>}<text:tab/></text:p>
      <text:p text:style-name="P9">}</text:p>
      <text:p text:style-name="P9">class Supp</text:p>
      <text:p text:style-name="P9">{</text:p>
      <text:p text:style-name="P9"><text:tab/>public static void main(String[] args){</text:p>
      <text:p text:style-name="P9"><text:tab/><text:tab/>//外部类名.内部类名 变量名=new 外部类名.内部类对象</text:p>
      <text:p text:style-name="P9"><text:s text:c="6"/>MySupper.Wine mn=new MySupper.Wine();</text:p>
      <text:p text:style-name="P9"><text:tab/> <text:s/>mn.name="晚餐";</text:p>
      <text:p text:style-name="P9"><text:s text:c="7"/>mn.eat();</text:p>
      <text:p text:style-name="P9"><text:tab/> <text:s text:c="2"/>mn.eat1();</text:p>
      <text:p text:style-name="P9"><text:s text:c="6"/>MySupper my=new MySupper();</text:p>
      <text:p text:style-name="P9"><text:tab/> <text:s/>my.drink();</text:p>
      <text:p text:style-name="P9"><text:tab/>}</text:p>
      <text:p text:style-name="P9">}</text:p>
      <text:p text:style-name="P11">匿名类</text:p>
      <text:p text:style-name="P11"><text:span text:style-name="T4">//匿名类</text:span></text:p>
      <text:p text:style-name="P18"><text:span text:style-name="T4">注意细节：</text:span></text:p>
      <text:p text:style-name="P24"><text:span text:style-name="T11">1.</text:span><text:span text:style-name="T8">使用匿名内部类时，如果需要调用匿名内部类的两个方法或者两个方法以上。可以使用变量指向该对象。</text:span></text:p>
      <text:p text:style-name="P25"><text:span text:style-name="T12"/></text:p>
      <text:p text:style-name="P11"><text:span text:style-name="T4"/></text:p>
      <text:p text:style-name="P11"><text:span text:style-name="T4">interface MySupp</text:span></text:p>
      <text:p text:style-name="P11"><text:span text:style-name="T4">{</text:span></text:p>
      <text:p text:style-name="P11"><text:span text:style-name="T4"><text:tab/>public void eat();</text:span></text:p>
      <text:p text:style-name="P11"><text:soft-page-break/><text:span text:style-name="T4"/></text:p>
      <text:p text:style-name="P11"><text:span text:style-name="T4">}</text:span></text:p>
      <text:p text:style-name="P11"><text:span text:style-name="T4">class Myeat implements MySupp</text:span></text:p>
      <text:p text:style-name="P11"><text:span text:style-name="T4">{</text:span></text:p>
      <text:p text:style-name="P11"><text:span text:style-name="T4"><text:tab/>public void eat(){</text:span></text:p>
      <text:p text:style-name="P11"><text:span text:style-name="T4"><text:tab/><text:tab/>System.out.println("正在吃早餐");</text:span></text:p>
      <text:p text:style-name="P11"><text:span text:style-name="T4"><text:tab/>}</text:span></text:p>
      <text:p text:style-name="P11"><text:span text:style-name="T4">}</text:span></text:p>
      <text:p text:style-name="P11"><text:span text:style-name="T4"/></text:p>
      <text:p text:style-name="P11"><text:span text:style-name="T4">class SuppDemo</text:span></text:p>
      <text:p text:style-name="P11"><text:span text:style-name="T4">{</text:span></text:p>
      <text:p text:style-name="P11"><text:span text:style-name="T4"><text:tab/>public static void main(String[] args){</text:span></text:p>
      <text:p text:style-name="P11"><text:span text:style-name="T4"><text:tab/><text:tab/>//创建匿名对象调用接口方法，这个对象很快就会被Gc回收</text:span></text:p>
      <text:p text:style-name="P11"><text:span text:style-name="T4"><text:tab/><text:tab/>new Myeat().eat();//匿名对象</text:span></text:p>
      <text:p text:style-name="P11"><text:span text:style-name="T4"><text:tab/><text:tab/>//接口是不能实例化，在匿名类创建的时候我们可以借助接口</text:span></text:p>
      <text:p text:style-name="P11"><text:span text:style-name="T4"><text:tab/><text:tab/>//创建了一个没有名字但是实现了接口的类的对象,用完就会被回收</text:span></text:p>
      <text:p text:style-name="P11"><text:span text:style-name="T4"><text:s text:c="6"/>new MySupp(){//匿名类</text:span></text:p>
      <text:p text:style-name="P11"><text:span text:style-name="T4"><text:tab/><text:tab/> <text:s/>String name="晚餐";</text:span></text:p>
      <text:p text:style-name="P11"><text:span text:style-name="T4"><text:tab/><text:tab/> <text:s/>public void eat(){</text:span></text:p>
      <text:p text:style-name="P11"><text:span text:style-name="T4"><text:tab/><text:tab/><text:tab/> <text:s/>System.out.println("正在吃东西");</text:span></text:p>
      <text:p text:style-name="P11"><text:span text:style-name="T4"><text:tab/><text:tab/> <text:s/>}</text:span></text:p>
      <text:p text:style-name="P11"><text:span text:style-name="T4"><text:tab/> <text:s/>}.eat();</text:span></text:p>
      <text:p text:style-name="P11"><text:span text:style-name="T4"><text:tab/> <text:s/>//创建匿名类对象赋值被接口应用变量</text:span></text:p>
      <text:p text:style-name="P11"><text:span text:style-name="T4"><text:s text:c="6"/>MySupp a= new MySupp(){</text:span></text:p>
      <text:p text:style-name="P11"><text:span text:style-name="T4"><text:tab/><text:tab/> <text:s/>String name="夜宵";</text:span></text:p>
      <text:p text:style-name="P11"><text:span text:style-name="T4"><text:tab/><text:tab/> <text:s/>public void eat(){</text:span></text:p>
      <text:p text:style-name="P11"><text:span text:style-name="T4"><text:tab/><text:tab/><text:tab/> <text:s/>System.out.println("正在夜宵");</text:span></text:p>
      <text:p text:style-name="P11"><text:span text:style-name="T4"><text:tab/><text:tab/> <text:s/>}</text:span></text:p>
      <text:p text:style-name="P11"><text:span text:style-name="T4"><text:tab/> <text:s/>};</text:span></text:p>
      <text:p text:style-name="P11"><text:span text:style-name="T4"><text:tab/> <text:s/>a.eat();</text:span></text:p>
      <text:p text:style-name="P11"><text:span text:style-name="T4"><text:tab/>}</text:span></text:p>
      <text:p text:style-name="P11"><text:span text:style-name="T4">}</text:span></text:p>
      <text:h text:style-name="P29" text:outline-level="2"><text:span text:style-name="T7">局部内部类</text:span></text:h>
      <text:p text:style-name="Text_20_body"><text:span text:style-name="T10">局部内部类概述：</text:span><text:span text:style-name="T8">包含在外部类的函数中的内部类称之为局部内部类。</text:span></text:p>
      <text:p text:style-name="Text_20_body"><text:span text:style-name="T10">访问：</text:span><text:span text:style-name="T8">可以在包含局部内部类的方法中直接创建局部内部类的对象调用局部内部类的成员。</text:span></text:p>
      <text:p text:style-name="Text_20_body"><text:span text:style-name="T10">注意：</text:span><text:span text:style-name="T8">局部内部类只能访问所在函数的</text:span><text:span text:style-name="T11">fanal</text:span><text:span text:style-name="T8">属性。</text:span></text:p>
      <text:p text:style-name="P21"><text:span text:style-name="T8">具体案例：</text:span></text:p>
      <text:p text:style-name="P21"><text:span text:style-name="T8"/></text:p>
      <text:p text:style-name="P12"><text:span text:style-name="T4">//局部内部类</text:span></text:p>
      <text:p text:style-name="P12"><text:span text:style-name="T4">class Myeat </text:span></text:p>
      <text:p text:style-name="P12"><text:span text:style-name="T4">{</text:span></text:p>
      <text:p text:style-name="P12"><text:span text:style-name="T4"><text:tab/>private static String name="午餐";</text:span></text:p>
      <text:p text:style-name="P12"><text:span text:style-name="T4"><text:s text:c="4"/>public void eatlunch(){</text:span></text:p>
      <text:p text:style-name="P12"><text:span text:style-name="T4"><text:tab/><text:tab/>//在方法中定义的类叫局部内部类</text:span></text:p>
      <text:p text:style-name="P12"><text:soft-page-break/><text:span text:style-name="T4"><text:tab/><text:tab/>class Lunch</text:span></text:p>
      <text:p text:style-name="P12"><text:span text:style-name="T4"><text:tab/><text:tab/>{</text:span></text:p>
      <text:p text:style-name="P12"><text:span text:style-name="T4"><text:tab/><text:tab/><text:tab/>String food="米饭";</text:span></text:p>
      <text:p text:style-name="P12"><text:span text:style-name="T4"><text:tab/><text:tab/><text:tab/>public void cook(){</text:span></text:p>
      <text:p text:style-name="P12"><text:span text:style-name="T4"><text:tab/><text:tab/><text:tab/><text:tab/>System.out.println("正在准备"+food);</text:span></text:p>
      <text:p text:style-name="P12"><text:span text:style-name="T4"><text:tab/><text:tab/><text:tab/>}</text:span></text:p>
      <text:p text:style-name="P12"><text:span text:style-name="T4"><text:tab/><text:tab/>}//在eatlunch中创建局部内部类对象</text:span></text:p>
      <text:p text:style-name="P12"><text:span text:style-name="T4"><text:tab/><text:tab/>Lunch lc=new Lunch();</text:span></text:p>
      <text:p text:style-name="P12"><text:span text:style-name="T4"><text:tab/><text:tab/>lc.cook();</text:span></text:p>
      <text:p text:style-name="P12"><text:span text:style-name="T4"><text:tab/>}</text:span></text:p>
      <text:p text:style-name="P12"><text:span text:style-name="T4">}</text:span></text:p>
      <text:p text:style-name="P12"><text:span text:style-name="T4">class SuppDemo1</text:span></text:p>
      <text:p text:style-name="P12"><text:span text:style-name="T4">{</text:span></text:p>
      <text:p text:style-name="P12"><text:span text:style-name="T4"><text:tab/>public static void main(String[] args){</text:span></text:p>
      <text:p text:style-name="P12"><text:span text:style-name="T4"><text:tab/><text:tab/>Myeat me=new Myeat();</text:span></text:p>
      <text:p text:style-name="P12"><text:span text:style-name="T4"><text:tab/><text:tab/>me.eatlunch();</text:span></text:p>
      <text:p text:style-name="P12"><text:span text:style-name="T4"><text:tab/>}</text:span></text:p>
      <text:p text:style-name="P12"><text:span text:style-name="T4">}</text:span></text:p>
      <text:p text:style-name="P28"><text:span text:style-name="T16">匿名内部类：</text:span></text:p>
      <text:p text:style-name="P27"><text:span text:style-name="T18">匿名内部类：就是没有类名字的内部类。</text:span></text:p>
      <text:p text:style-name="P15">匿名内部类作用：简化内部类书写。</text:p>
      <text:p text:style-name="P22"><text:span text:style-name="T8">匿名内部类的前提</text:span><text:span text:style-name="T11">:</text:span><text:span text:style-name="T8">必须继承一个父类或者是实现一个接口。</text:span></text:p>
      <text:p text:style-name="P23"><text:span text:style-name="T8">只能实现一个</text:span></text:p>
      <text:p text:style-name="P28"><text:span text:style-name="T16"/></text:p>
      <text:p text:style-name="P20"><text:span text:style-name="T5">匿名内部类的格式：</text:span><text:span text:style-name="T4"> </text:span></text:p>
      <text:p text:style-name="P16"><text:span text:style-name="T13"><text:tab/>new </text:span><text:span text:style-name="T6">父类或者接口</text:span><text:span text:style-name="T15">(){ </text:span><text:span text:style-name="T6">执行代码</text:span><text:span text:style-name="T4">…</text:span><text:span text:style-name="T13">.};</text:span></text:p>
      <text:p text:style-name="P17"><text:span text:style-name="T13">具体案例：</text:span></text:p>
      <text:p text:style-name="P17"><text:span text:style-name="T13">//匿名内部类</text:span></text:p>
      <text:p text:style-name="P17"><text:span text:style-name="T13">interface Eat</text:span></text:p>
      <text:p text:style-name="P17"><text:span text:style-name="T13">{</text:span></text:p>
      <text:p text:style-name="P17"><text:span text:style-name="T13"><text:tab/>public void eat();</text:span></text:p>
      <text:p text:style-name="P17"><text:span text:style-name="T13"/></text:p>
      <text:p text:style-name="P17"><text:span text:style-name="T13">}</text:span></text:p>
      <text:p text:style-name="P17"><text:span text:style-name="T13">class Myeat implements Eat <text:s/></text:span></text:p>
      <text:p text:style-name="P17"><text:span text:style-name="T13">{</text:span></text:p>
      <text:p text:style-name="P17"><text:span text:style-name="T13"><text:tab/>private static String name="午餐";</text:span></text:p>
      <text:p text:style-name="P17"><text:span text:style-name="T13"/></text:p>
      <text:p text:style-name="P17"><text:span text:style-name="T13"><text:s text:c="4"/>public void eat(){</text:span></text:p>
      <text:p text:style-name="P17"><text:span text:style-name="T13"><text:tab/><text:tab/>//创建实现接口的匿名内部类</text:span></text:p>
      <text:p text:style-name="P17"><text:span text:style-name="T13"><text:tab/><text:tab/>new Eat(){</text:span></text:p>
      <text:p text:style-name="P17"><text:span text:style-name="T13"><text:tab/><text:tab/><text:tab/>String food="米饭";</text:span></text:p>
      <text:p text:style-name="P17"><text:span text:style-name="T13"><text:tab/><text:tab/><text:tab/>public void eat(){</text:span></text:p>
      <text:p text:style-name="P17"><text:soft-page-break/><text:span text:style-name="T13"><text:tab/><text:tab/><text:tab/><text:tab/>System.out.println("正在吃"+name+food);</text:span></text:p>
      <text:p text:style-name="P17"><text:span text:style-name="T13"><text:tab/><text:tab/><text:tab/>}</text:span></text:p>
      <text:p text:style-name="P17"><text:span text:style-name="T13"><text:tab/>}.eat();</text:span></text:p>
      <text:p text:style-name="P17"><text:span text:style-name="T13"/></text:p>
      <text:p text:style-name="P17"><text:span text:style-name="T13"><text:tab/>}</text:span></text:p>
      <text:p text:style-name="P17"><text:span text:style-name="T13">}</text:span></text:p>
      <text:p text:style-name="P17"><text:span text:style-name="T13">class SuppDemo2</text:span></text:p>
      <text:p text:style-name="P17"><text:span text:style-name="T13">{</text:span></text:p>
      <text:p text:style-name="P17"><text:span text:style-name="T13"><text:tab/>public static void main(String[] args){</text:span></text:p>
      <text:p text:style-name="P17"><text:span text:style-name="T13"><text:tab/><text:tab/>Myeat me=new Myeat();</text:span></text:p>
      <text:p text:style-name="P17"><text:span text:style-name="T13"><text:tab/><text:tab/>me.eat();</text:span></text:p>
      <text:p text:style-name="P17"><text:span text:style-name="T13"><text:tab/>}</text:span></text:p>
      <text:p text:style-name="P17"><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ce style:name="宋体" svg:font-family="宋体"/>
    <style:font-face style:name="黑体" svg:font-family="黑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1"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5M10S</meta:editing-duration>
    <meta:editing-cycles>10</meta:editing-cycles>
    <meta:generator>LibreOffice/5.3.0.3$Windows_X86_64 LibreOffice_project/7074905676c47b82bbcfbea1aeefc84afe1c50e1</meta:generator>
    <dc:date>2017-12-09T18:37:44.462000000</dc:date>
    <meta:document-statistic meta:table-count="0" meta:image-count="0" meta:object-count="0" meta:page-count="5" meta:paragraph-count="181" meta:word-count="1116" meta:character-count="2883" meta:non-whitespace-character-count="2469"/>
    <meta:user-defined meta:name="Info 1"/>
    <meta:user-defined meta:name="Info 2"/>
    <meta:user-defined meta:name="Info 3"/>
    <meta:user-defined meta:name="Info 4"/>
  </office:meta>
</office:document-meta>
</file>